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8pt" fo:language="ca" fo:country="ES" style:text-underline-style="solid" style:text-underline-width="auto" style:text-underline-color="font-color" fo:font-weight="normal" officeooo:rsid="0016815c" officeooo:paragraph-rsid="0016815c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6815c" officeooo:paragraph-rsid="0016815c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6815c"/>
    </style:style>
    <style:style style:name="P6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16815c" officeooo:paragraph-rsid="0016815c"/>
    </style:style>
    <style:style style:name="P7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16815c" officeooo:paragraph-rsid="00171f3b"/>
    </style:style>
    <style:style style:name="P8" style:family="paragraph" style:parent-style-name="Standard" style:list-style-name="L1">
      <style:paragraph-properties fo:text-align="start" style:justify-single-word="false"/>
      <style:text-properties fo:color="#333333" style:font-name="Cantarell Light" officeooo:rsid="00171f3b" officeooo:paragraph-rsid="00171f3b"/>
    </style:style>
    <style:style style:name="P9" style:family="paragraph" style:parent-style-name="Standard" style:list-style-name="L1">
      <style:paragraph-properties fo:text-align="start" style:justify-single-word="false"/>
      <style:text-properties fo:color="#333333" style:font-name="Cantarell Light" fo:font-style="normal" officeooo:rsid="00171f3b" officeooo:paragraph-rsid="00171f3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333333" style:font-name="Cantarell Light" fo:font-style="normal" officeooo:rsid="00171f3b" officeooo:paragraph-rsid="00171f3b" style:font-style-asian="normal" style:font-style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font-style="normal" style:text-underline-style="none" fo:font-weight="normal" officeooo:rsid="0016815c" officeooo:paragraph-rsid="0016815c" style:text-blinking="false" fo:background-color="transparent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font-style="normal" style:text-underline-style="none" fo:font-weight="normal" officeooo:rsid="0016815c" officeooo:paragraph-rsid="0016815c" style:text-blinking="false" fo:background-color="transparent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font-style="normal" style:text-underline-style="none" fo:font-weight="normal" officeooo:rsid="00171f3b" officeooo:paragraph-rsid="00171f3b" style:text-blinking="false" fo:background-color="transparent" style:font-weight-asian="normal" style:font-weight-complex="normal"/>
    </style:style>
    <style:style style:name="T1" style:family="text">
      <style:text-properties fo:color="#3465a4" style:font-name="Cantarell Light" fo:font-size="12pt" fo:language="ca" fo:country="ES" style:text-underline-style="none" fo:font-weight="normal" officeooo:rsid="0016815c" style:font-size-asian="10.5pt" style:font-weight-asian="normal" style:font-size-complex="12pt" style:font-weight-complex="normal"/>
    </style:style>
    <style:style style:name="T2" style:family="text">
      <style:text-properties fo:font-size="12pt" fo:language="ca" fo:country="ES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language="ca" fo:country="ES" style:font-size-asian="10.5pt" style:font-weight-asian="normal" style:font-size-complex="12pt" style:font-weight-complex="normal"/>
    </style:style>
    <style:style style:name="T4" style:family="text">
      <style:text-properties fo:language="ca" fo:country="ES" style:font-size-asian="10.5pt" style:font-size-complex="12pt"/>
    </style:style>
    <style:style style:name="T5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6815c" style:text-blinking="false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text-line-through-style="none" style:text-line-through-type="none" fo:font-size="12pt" fo:language="ca" fo:country="ES" fo:font-style="italic" style:text-underline-style="none" fo:font-weight="normal" style:text-blinking="fals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fo:font-size="12pt" fo:language="ca" fo:country="ES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DNS</text:p>
      <text:p text:style-name="P1"/>
      <text:p text:style-name="P2">Exercicis: Client DNS</text:p>
      <text:list xml:id="list2617753620" text:style-name="L1">
        <text:list-item>
          <text:p text:style-name="P3">El client DNS:</text:p>
          <text:list>
            <text:list-item>
              <text:p text:style-name="P3">Con funciona la resolució client:</text:p>
              <text:list>
                <text:list-header>
                  <text:p text:style-name="P5"><text:span text:style-name="T1">Fa servir una estructura d’arbre, per la qual el client envia una sol·licitut al servidor DNS de la seva zona.</text:span></text:p>
                </text:list-header>
              </text:list>
            </text:list-item>
            <text:list-item>
              <text:p text:style-name="P6"><text:span text:style-name="T2">Examinar cada element de resolv.conf</text:span></text:p>
              <text:list>
                <text:list-header>
                  <text:p text:style-name="P4"><text:span text:style-name="T2">Podem veure que hi ha tenim el dos elements, el nameserver (que es per especificar el DNS) i la IP que és per especificar la IP d’aquest.</text:span></text:p>
                  <text:p text:style-name="P4"><text:span text:style-name="T2">També tenim l’element search que serveix per espeficiar el fqdn, llavors no cal que sempre que fem una request no cal que posem el fqdn.</text:span></text:p>
                </text:list-header>
              </text:list>
            </text:list-item>
            <text:list-item>
              <text:p text:style-name="P6"><text:span text:style-name="T2">Dominis: relatius, FQDN, dominis acabats en ‘.’.</text:span></text:p>
              <text:list>
                <text:list-header>
                  <text:p text:style-name="P11"><text:bookmark text:name="docs-internal-guid-32ae4214-7fff-f24e-4381-0c5fef62056b"/><text:span text:style-name="T3">Per exemple si tenim un FQDN n12.informatica.escoladeltreball.org. com a FQDN i el tenim especificat que la part del search de resolv.conf, llavors si només posem n12 el dns ja sap que ha d’anar a buscar a n12.informatica.escoladeltreball.org., molt important el ‘.’ perquè així indica que es un FQDN.</text:span></text:p>
                </text:list-header>
              </text:list>
            </text:list-item>
            <text:list-item>
              <text:p text:style-name="P12"><text:bookmark text:name="docs-internal-guid-e6b6080e-7fff-8ee3-3933-5746cfa00a71"/><text:span text:style-name="T4">Consultar a la wiki l'estructura en arbre dels dominis i els nodes arrel.</text:span></text:p>
            </text:list-item>
          </text:list>
        </text:list-item>
        <text:list-item>
          <text:p text:style-name="P13"><text:span text:style-name="T4">Examinar dominis i observar el procés de resolució: eines:</text:span></text:p>
        </text:list-item>
        <text:list-item>
          <text:p text:style-name="P13"><text:span text:style-name="T4">Instal·lar i monitoritzar el servidor DNS:</text:span></text:p>
        </text:list-item>
        <text:list-item>
          <text:p text:style-name="P13"><text:span text:style-name="T4">Crear el domini: «taulax.edt.org»</text:span></text:p>
          <text:list>
            <text:list-item>
              <text:p text:style-name="P8"><text:span text:style-name="T5">Crear un domini per a cada taula de treball amb resolució directa i resolució inversa.</text:span></text:p>
              <text:list>
                <text:list-item>
                  <text:p text:style-name="P8"><text:span text:style-name="T6">E</text:span><text:span text:style-name="T5">ditar el fitxer /</text:span><text:span text:style-name="T7">etc/named.conf:</text:span></text:p>
                </text:list-item>
              </text:list>
            </text:list-item>
          </text:list>
          <text:p text:style-name="P7"><text:span text:style-name="T2">options {</text:span></text:p>
          <text:p text:style-name="P7"><text:span text:style-name="T2"><text:s text:c="2"/><text:tab/> <text:s text:c="4"/><text:tab/> <text:tab/>listen-on port 53 { 10.200.243.205; };</text:span></text:p>
          <text:p text:style-name="P7"><text:span text:style-name="T2"><text:s text:c="5"/><text:tab/><text:tab/> <text:tab/> <text:s/>listen-on-v6 port 53 { ::1; };</text:span></text:p>
          <text:p text:style-name="P7"><text:span text:style-name="T2"><text:s text:c="7"/><text:tab/><text:tab/> <text:tab/>directory <text:s text:c="6"/>"/var/named";</text:span></text:p>
          <text:p text:style-name="P7"><text:span text:style-name="T2"><text:s text:c="7"/><text:tab/><text:tab/><text:tab/> dump-file <text:s text:c="6"/>"/var/named/data/cache_dump.db";</text:span></text:p>
          <text:p text:style-name="P7"><text:span text:style-name="T2"><text:s text:c="7"/><text:tab/><text:tab/><text:tab/> statistics-file "/var/named/data/named_stats.txt";</text:span></text:p>
          <text:p text:style-name="P7"><text:span text:style-name="T2"><text:s text:c="7"/><text:tab/><text:tab/><text:tab/> memstatistics-file "/var/named/data/named_mem_stats.txt";</text:span></text:p>
          <text:p text:style-name="P7"><text:span text:style-name="T2"><text:s text:c="7"/><text:tab/><text:tab/><text:tab/> secroots-file <text:s text:c="2"/>"/var/named/data/named.secroots";</text:span></text:p>
          <text:p text:style-name="P7"><text:span text:style-name="T2"><text:s text:c="7"/><text:tab/><text:tab/> <text:tab/>recursing-file <text:s/>"/var/named/data/named.recursing";</text:span></text:p>
          <text:list>
            <text:list-item>
              <text:list>
                <text:list-header>
                  <text:p text:style-name="P7"><text:span text:style-name="T7"><text:s text:c="7"/><text:tab/><text:tab/> <text:tab/>allow-query <text:s text:c="4"/>{ any; };</text:span></text:p>
                </text:list-header>
              </text:list>
            </text:list-item>
            <text:list-item>
              <text:p text:style-name="P9"><text:span text:style-name="T8">Editar el fitxer /</text:span><text:span text:style-name="T7">etc</text:span><text:span text:style-name="T8">/named.rfc1912.zones</text:span></text:p>
            </text:list-item>
          </text:list>
        </text:list-item>
      </text:list>
      <text:p text:style-name="P10"><text:span text:style-name="T8"/></text:p>
      <text:p text:style-name="P10"><text:a xlink:type="simple" xlink:href="https://opensource.com/article/17/4/build-your-own-name-server" text:style-name="Internet_20_link" text:visited-style-name="Visited_20_Internet_20_Link">https://opensource.com/article/17/4/build-your-own-name-server</text:a><text:span text:style-name="T8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2:13:28.468136165</meta:creation-date>
    <dc:date>2020-12-14T13:30:21.617193147</dc:date>
    <meta:editing-duration>PT43M5S</meta:editing-duration>
    <meta:editing-cycles>1</meta:editing-cycles>
    <meta:document-statistic meta:table-count="0" meta:image-count="0" meta:object-count="0" meta:page-count="1" meta:paragraph-count="28" meta:word-count="242" meta:character-count="1783" meta:non-whitespace-character-count="1461"/>
    <meta:generator>LibreOffice/6.4.6.2$Linux_X86_64 LibreOffice_project/40$Build-2</meta:generator>
  </office:meta>
</office:document-meta>
</file>